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POWER([.B1];[.A6])" office:value-type="float" office:value="4096" calcext:value-type="float">
            <text:p>4096</text:p>
          </table:table-cell>
          <table:table-cell table:formula="of:=POWER([.B1];[.B6])" office:value-type="float" office:value="256" calcext:value-type="float">
            <text:p>256</text:p>
          </table:table-cell>
          <table:table-cell table:formula="of:=POWER([.B1];[.C6])" office:value-type="float" office:value="16" calcext:value-type="float">
            <text:p>16</text:p>
          </table:table-cell>
          <table:table-cell table:formula="of:=POWER([.B1];[.D6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21:43.515157747</meta:creation-date>
    <dc:date>2020-01-23T11:41:48.356386981</dc:date>
    <meta:editing-duration>PT9M54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